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Commo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rrows-black-base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e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6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style-name="ce3"/>
          <table:table-cell table:number-columns-repeated="249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number-columns-repeated="6"/>
          <table:table-cell table:style-name="ce3"/>
          <table:table-cell table:number-columns-repeated="24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4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11">
          <table:table-cell table:number-columns-repeated="256"/>
        </table:table-row>
        <table:table-row table:style-name="ro1" table:number-rows-repeated="7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4">
          <table:table-cell table:number-columns-repeated="3"/>
          <table:table-cell table:style-name="ce2"/>
          <table:table-cell table:number-columns-repeated="252"/>
        </table:table-row>
        <table:table-row table:style-name="ro1">
          <table:table-cell table:number-columns-repeated="4"/>
          <table:table-cell table:style-name="Default"/>
          <table:table-cell table:number-columns-repeated="251"/>
        </table:table-row>
        <table:table-row table:style-name="ro1" table:number-rows-repeated="65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/>
          <table:table-cell office:value-type="string">
            <text:p>Benjamin Jur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/>
          <table:table-cell office:value-type="string">
            <text:p>Amber Karl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/>
          <table:table-cell office:value-type="string">
            <text:p>Christel Robert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/>
          <table:table-cell office:value-type="string">
            <text:p>Jon Sharp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/>
          <table:table-cell office:value-type="string">
            <text:p>Steven Hammond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_Paper_CD_Cover.otg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TC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ar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5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pefruit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6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Professional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7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book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8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quar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logy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30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cards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DVD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grades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heckBookRegister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FBusiness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pothecaryBottl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48171-Resume-Template.odt</text:p>
          </table:table-cell>
          <table:table-cell/>
          <table:table-cell office:value-type="string">
            <text:p>Joel Montes de Oca</text:p>
          </table:table-cell>
          <table:table-cell table:style-name="Default"/>
          <table:table-cell office:value-type="string">
            <text:p>GPL</text:p>
          </table:table-cell>
          <table:table-cell office:value-type="string">
            <text:p>http://opentemplate.org/content/show.php/Super+Basic+Resume?content=48171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BookLabel_12_4x3-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ountry_book6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kaledeiscope-bk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green-wine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ine-label8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rever CD Label.od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et Me Another Tie CD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ffice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hoto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nnets-lullabye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ripes-in-Pink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50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75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2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5-festival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1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2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3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-label1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_label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1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3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3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3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4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2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2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text2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2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lue-shp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lasicMailing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olor-bars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ile-Handle-with-Care-red-background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rance 02 Address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me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Gemini_label_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-Label-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Buss_with-Logo-01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LabelFlower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General_Theme_01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appl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lower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ruits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essbasket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os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yellow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easonsShipping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label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9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0">http://extensions.services.openoffice.org/project/license/950</text:a>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ackandwhit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ey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grad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titledow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oo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ow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harglow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epa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grad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ovwav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dar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cea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edge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oundedrect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poly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unnel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 table:number-rows-repeated="6487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74011-mygbrief.odt</text:p>
          </table:table-cell>
          <table:table-cell/>
          <table:table-cell office:value-type="string">
            <text:p>Louis Mertl</text:p>
          </table:table-cell>
          <table:table-cell/>
          <table:table-cell office:value-type="string">
            <text:p>GPL</text:p>
          </table:table-cell>
          <table:table-cell office:value-type="string">
            <text:p>http://www.opentemplate.org/content/show.php/New+G-Brief?content=74011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5">http://extensions.services.openoffice.org/project/license/955</text:a>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ackandwhit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ey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grad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titledow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oo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ow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harglow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epa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grad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ovwav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dar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cea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edge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oundedrect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poly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unnel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 table:number-rows-repeated="6503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1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5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6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3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7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4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8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5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9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 table:number-rows-repeated="6532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Italian" table:style-name="ta1" table:print="false"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VHS.odg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office:value-type="string">
            <text:p>http://www.ooextras.org/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style-name="Default"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75438-ShopingCart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Lista+del+super?content=7543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75437-CornellNotetaking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Notas-Cornell?content=75437</text:p>
          </table:table-cell>
          <table:table-cell table:style-name="Default" table:number-columns-repeated="2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Japa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Czec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odaci_kniha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seznam_pohledavek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database-ranges>
        <table:database-range table:target-range-address="English.A1:English.J4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8">2008.09.18</text:date>, <text:time>13:26:41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5$Build-9350</meta:generator>
    <meta:creation-date>2007-04-25T07:50:52</meta:creation-date>
    <dc:creator>Szalai Kálmán</dc:creator>
    <dc:date>2008-09-18T13:17:27</dc:date>
    <meta:editing-cycles>234</meta:editing-cycles>
    <meta:editing-duration>PT24H02M56S</meta:editing-duration>
    <meta:document-statistic meta:table-count="17" meta:cell-count="15068" meta:object-count="0"/>
    <meta:user-defined meta:name="Info 1"/>
    <meta:user-defined meta:name="Info 2"/>
    <meta:user-defined meta:name="Info 3"/>
    <meta:user-defined meta:name="Info 4"/>
  </office:meta>
</office:document-meta>
</file>